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f320e"/>
    </style:style>
    <style:style style:name="P2" style:family="paragraph" style:parent-style-name="Standard">
      <style:paragraph-properties fo:text-align="justify" style:justify-single-word="false"/>
      <style:text-properties officeooo:paragraph-rsid="001f4148"/>
    </style:style>
    <style:style style:name="P3" style:family="paragraph" style:parent-style-name="Standard">
      <style:paragraph-properties fo:text-align="justify" style:justify-single-word="false"/>
      <style:text-properties officeooo:paragraph-rsid="002015a6"/>
    </style:style>
    <style:style style:name="P4" style:family="paragraph" style:parent-style-name="Standard">
      <style:paragraph-properties fo:text-align="justify" style:justify-single-word="false"/>
      <style:text-properties officeooo:paragraph-rsid="0027ab6b"/>
    </style:style>
    <style:style style:name="P5" style:family="paragraph" style:parent-style-name="Standard">
      <style:paragraph-properties fo:text-align="justify" style:justify-single-word="false"/>
      <style:text-properties officeooo:paragraph-rsid="0028738f"/>
    </style:style>
    <style:style style:name="P6" style:family="paragraph" style:parent-style-name="Standard">
      <style:paragraph-properties fo:text-align="justify" style:justify-single-word="false"/>
      <style:text-properties officeooo:paragraph-rsid="00261db1"/>
    </style:style>
    <style:style style:name="P7" style:family="paragraph" style:parent-style-name="Standard">
      <style:paragraph-properties fo:text-align="justify" style:justify-single-word="false"/>
      <style:text-properties officeooo:paragraph-rsid="00340eb2"/>
    </style:style>
    <style:style style:name="P8" style:family="paragraph" style:parent-style-name="Standard">
      <style:paragraph-properties fo:text-align="justify" style:justify-single-word="false"/>
      <style:text-properties officeooo:rsid="001f320e" officeooo:paragraph-rsid="001f320e"/>
    </style:style>
    <style:style style:name="P9" style:family="paragraph" style:parent-style-name="Standard">
      <style:paragraph-properties fo:text-align="justify" style:justify-single-word="false"/>
      <style:text-properties officeooo:rsid="001f4148" officeooo:paragraph-rsid="001f4148"/>
    </style:style>
    <style:style style:name="P10" style:family="paragraph" style:parent-style-name="Standard">
      <style:paragraph-properties fo:text-align="justify" style:justify-single-word="false"/>
      <style:text-properties officeooo:rsid="001fcc39" officeooo:paragraph-rsid="001fcc39"/>
    </style:style>
    <style:style style:name="P11" style:family="paragraph" style:parent-style-name="Standard">
      <style:paragraph-properties fo:text-align="justify" style:justify-single-word="false"/>
      <style:text-properties officeooo:rsid="002015a6" officeooo:paragraph-rsid="002015a6"/>
    </style:style>
    <style:style style:name="P12" style:family="paragraph" style:parent-style-name="Standard">
      <style:paragraph-properties fo:text-align="justify" style:justify-single-word="false"/>
      <style:text-properties officeooo:rsid="002015a6" officeooo:paragraph-rsid="0028738f"/>
    </style:style>
    <style:style style:name="P13" style:family="paragraph" style:parent-style-name="Standard">
      <style:paragraph-properties fo:text-align="justify" style:justify-single-word="false"/>
      <style:text-properties officeooo:rsid="0021118a" officeooo:paragraph-rsid="0021118a"/>
    </style:style>
    <style:style style:name="P14" style:family="paragraph" style:parent-style-name="Standard">
      <style:paragraph-properties fo:text-align="justify" style:justify-single-word="false"/>
      <style:text-properties officeooo:rsid="0021118a" officeooo:paragraph-rsid="0028738f"/>
    </style:style>
    <style:style style:name="P15" style:family="paragraph" style:parent-style-name="Standard">
      <style:paragraph-properties fo:text-align="justify" style:justify-single-word="false"/>
      <style:text-properties officeooo:rsid="00245b41" officeooo:paragraph-rsid="00245b41"/>
    </style:style>
    <style:style style:name="P16" style:family="paragraph" style:parent-style-name="Standard">
      <style:paragraph-properties fo:text-align="justify" style:justify-single-word="false"/>
      <style:text-properties officeooo:rsid="00255d01" officeooo:paragraph-rsid="00255d01"/>
    </style:style>
    <style:style style:name="P17" style:family="paragraph" style:parent-style-name="Standard">
      <style:paragraph-properties fo:text-align="justify" style:justify-single-word="false"/>
      <style:text-properties officeooo:rsid="0025e046" officeooo:paragraph-rsid="0025e046"/>
    </style:style>
    <style:style style:name="P18" style:family="paragraph" style:parent-style-name="Standard">
      <style:paragraph-properties fo:text-align="justify" style:justify-single-word="false"/>
      <style:text-properties officeooo:rsid="00261db1" officeooo:paragraph-rsid="00261db1"/>
    </style:style>
    <style:style style:name="P19" style:family="paragraph" style:parent-style-name="Standard">
      <style:paragraph-properties fo:text-align="justify" style:justify-single-word="false"/>
      <style:text-properties officeooo:rsid="00261db1" officeooo:paragraph-rsid="0027ab6b"/>
    </style:style>
    <style:style style:name="P20" style:family="paragraph" style:parent-style-name="Standard">
      <style:paragraph-properties fo:text-align="justify" style:justify-single-word="false"/>
      <style:text-properties officeooo:rsid="00261db1" officeooo:paragraph-rsid="002c2583"/>
    </style:style>
    <style:style style:name="P21" style:family="paragraph" style:parent-style-name="Standard">
      <style:paragraph-properties fo:text-align="justify" style:justify-single-word="false"/>
      <style:text-properties officeooo:rsid="00277df2" officeooo:paragraph-rsid="00277df2"/>
    </style:style>
    <style:style style:name="P22" style:family="paragraph" style:parent-style-name="Standard">
      <style:paragraph-properties fo:text-align="justify" style:justify-single-word="false"/>
      <style:text-properties officeooo:rsid="0027ab6b" officeooo:paragraph-rsid="0027ab6b"/>
    </style:style>
    <style:style style:name="P23" style:family="paragraph" style:parent-style-name="Standard">
      <style:paragraph-properties fo:text-align="justify" style:justify-single-word="false"/>
      <style:text-properties officeooo:rsid="0027ab6b" officeooo:paragraph-rsid="0028738f"/>
    </style:style>
    <style:style style:name="P24" style:family="paragraph" style:parent-style-name="Standard">
      <style:paragraph-properties fo:text-align="justify" style:justify-single-word="false"/>
      <style:text-properties officeooo:rsid="0028738f" officeooo:paragraph-rsid="0028738f"/>
    </style:style>
    <style:style style:name="P25" style:family="paragraph" style:parent-style-name="Standard">
      <style:paragraph-properties fo:text-align="justify" style:justify-single-word="false"/>
      <style:text-properties officeooo:rsid="00294195" officeooo:paragraph-rsid="00294195"/>
    </style:style>
    <style:style style:name="P26" style:family="paragraph" style:parent-style-name="Standard">
      <style:paragraph-properties fo:text-align="justify" style:justify-single-word="false"/>
      <style:text-properties officeooo:rsid="002a5602" officeooo:paragraph-rsid="002a5602"/>
    </style:style>
    <style:style style:name="P27" style:family="paragraph" style:parent-style-name="Standard">
      <style:paragraph-properties fo:text-align="justify" style:justify-single-word="false"/>
      <style:text-properties style:text-underline-style="none" officeooo:rsid="002d00b0" officeooo:paragraph-rsid="002d00b0"/>
    </style:style>
    <style:style style:name="P28" style:family="paragraph" style:parent-style-name="Standard">
      <style:paragraph-properties fo:text-align="justify" style:justify-single-word="false"/>
      <style:text-properties style:text-underline-style="none" officeooo:rsid="002efc11" officeooo:paragraph-rsid="002efc11"/>
    </style:style>
    <style:style style:name="P29" style:family="paragraph" style:parent-style-name="Standard">
      <style:paragraph-properties fo:text-align="justify" style:justify-single-word="false"/>
      <style:text-properties style:text-underline-style="none" officeooo:rsid="00302083" officeooo:paragraph-rsid="00302083"/>
    </style:style>
    <style:style style:name="P30" style:family="paragraph" style:parent-style-name="Standard">
      <style:paragraph-properties fo:text-align="justify" style:justify-single-word="false"/>
      <style:text-properties style:text-underline-style="none" officeooo:rsid="00316d73" officeooo:paragraph-rsid="00316d73"/>
    </style:style>
    <style:style style:name="P31" style:family="paragraph" style:parent-style-name="Standard">
      <style:paragraph-properties fo:text-align="justify" style:justify-single-word="false"/>
      <style:text-properties officeooo:rsid="002e8697" officeooo:paragraph-rsid="002e8697"/>
    </style:style>
    <style:style style:name="P32" style:family="paragraph" style:parent-style-name="Standard">
      <style:paragraph-properties fo:text-align="justify" style:justify-single-word="false"/>
      <style:text-properties officeooo:rsid="00329be3" officeooo:paragraph-rsid="00329be3"/>
    </style:style>
    <style:style style:name="P33" style:family="paragraph" style:parent-style-name="Standard">
      <style:paragraph-properties fo:text-align="justify" style:justify-single-word="false"/>
      <style:text-properties officeooo:rsid="00340eb2" officeooo:paragraph-rsid="00340eb2"/>
    </style:style>
    <style:style style:name="P34" style:family="paragraph" style:parent-style-name="Standard">
      <style:paragraph-properties fo:text-align="justify" style:justify-single-word="false"/>
      <style:text-properties officeooo:rsid="0034a2c4" officeooo:paragraph-rsid="0034a2c4"/>
    </style:style>
    <style:style style:name="P35" style:family="paragraph" style:parent-style-name="Standard">
      <style:paragraph-properties fo:text-align="justify" style:justify-single-word="false"/>
      <style:text-properties officeooo:rsid="00354903" officeooo:paragraph-rsid="00354903"/>
    </style:style>
    <style:style style:name="P36" style:family="paragraph" style:parent-style-name="Standard">
      <style:paragraph-properties fo:text-align="justify" style:justify-single-word="false" fo:break-before="page"/>
      <style:text-properties officeooo:rsid="0025e046" officeooo:paragraph-rsid="0025e046"/>
    </style:style>
    <style:style style:name="P37" style:family="paragraph" style:parent-style-name="Standard">
      <style:paragraph-properties fo:text-align="justify" style:justify-single-word="false"/>
      <style:text-properties officeooo:rsid="00316d73" officeooo:paragraph-rsid="00329be3"/>
    </style:style>
    <style:style style:name="P38" style:family="paragraph" style:parent-style-name="Standard">
      <style:paragraph-properties fo:text-align="justify" style:justify-single-word="false"/>
      <style:text-properties style:text-underline-style="none" officeooo:rsid="00316d73" officeooo:paragraph-rsid="00316d73"/>
    </style:style>
    <style:style style:name="P39" style:family="paragraph" style:parent-style-name="Standard">
      <style:paragraph-properties fo:text-align="justify" style:justify-single-word="false"/>
      <style:text-properties style:text-underline-style="none" officeooo:rsid="003bac5c" officeooo:paragraph-rsid="003bac5c"/>
    </style:style>
    <style:style style:name="P40" style:family="paragraph" style:parent-style-name="Standard">
      <style:paragraph-properties fo:text-align="justify" style:justify-single-word="false"/>
      <style:text-properties style:text-underline-style="none" officeooo:rsid="003d1111" officeooo:paragraph-rsid="003d1111"/>
    </style:style>
    <style:style style:name="P41" style:family="paragraph" style:parent-style-name="Standard">
      <style:paragraph-properties fo:text-align="justify" style:justify-single-word="false"/>
      <style:text-properties style:text-underline-style="none" officeooo:rsid="003d7b21" officeooo:paragraph-rsid="003d7b21"/>
    </style:style>
    <style:style style:name="P42" style:family="paragraph" style:parent-style-name="Standard">
      <style:paragraph-properties fo:text-align="justify" style:justify-single-word="false"/>
      <style:text-properties officeooo:rsid="00329be3" officeooo:paragraph-rsid="00329be3"/>
    </style:style>
    <style:style style:name="P43" style:family="paragraph" style:parent-style-name="Standard">
      <style:paragraph-properties fo:text-align="justify" style:justify-single-word="false"/>
      <style:text-properties officeooo:rsid="003adad0" officeooo:paragraph-rsid="003adad0"/>
    </style:style>
    <style:style style:name="T1" style:family="text">
      <style:text-properties officeooo:rsid="001f320e"/>
    </style:style>
    <style:style style:name="T2" style:family="text">
      <style:text-properties officeooo:rsid="001f4148"/>
    </style:style>
    <style:style style:name="T3" style:family="text">
      <style:text-properties officeooo:rsid="001fcc39"/>
    </style:style>
    <style:style style:name="T4" style:family="text">
      <style:text-properties officeooo:rsid="002015a6"/>
    </style:style>
    <style:style style:name="T5" style:family="text">
      <style:text-properties officeooo:rsid="0021118a"/>
    </style:style>
    <style:style style:name="T6" style:family="text">
      <style:text-properties officeooo:rsid="0022cd50"/>
    </style:style>
    <style:style style:name="T7" style:family="text">
      <style:text-properties officeooo:rsid="00255d01"/>
    </style:style>
    <style:style style:name="T8" style:family="text">
      <style:text-properties officeooo:rsid="0025e046"/>
    </style:style>
    <style:style style:name="T9" style:family="text">
      <style:text-properties officeooo:rsid="00261db1"/>
    </style:style>
    <style:style style:name="T10" style:family="text">
      <style:text-properties officeooo:rsid="0027ab6b"/>
    </style:style>
    <style:style style:name="T11" style:family="text">
      <style:text-properties officeooo:rsid="0028738f"/>
    </style:style>
    <style:style style:name="T12" style:family="text">
      <style:text-properties officeooo:rsid="00294195"/>
    </style:style>
    <style:style style:name="T13" style:family="text">
      <style:text-properties officeooo:rsid="002a5602"/>
    </style:style>
    <style:style style:name="T14" style:family="text">
      <style:text-properties officeooo:rsid="002bb12a"/>
    </style:style>
    <style:style style:name="T15" style:family="text">
      <style:text-properties officeooo:rsid="002c2583"/>
    </style:style>
    <style:style style:name="T16" style:family="text">
      <style:text-properties officeooo:rsid="002d00b0"/>
    </style:style>
    <style:style style:name="T17" style:family="text">
      <style:text-properties officeooo:rsid="00245b41"/>
    </style:style>
    <style:style style:name="T18" style:family="text">
      <style:text-properties officeooo:rsid="002e8697"/>
    </style:style>
    <style:style style:name="T19" style:family="text">
      <style:text-properties officeooo:rsid="00302083"/>
    </style:style>
    <style:style style:name="T20" style:family="text">
      <style:text-properties officeooo:rsid="00316d73"/>
    </style:style>
    <style:style style:name="T21" style:family="text">
      <style:text-properties officeooo:rsid="00340eb2"/>
    </style:style>
    <style:style style:name="T22" style:family="text">
      <style:text-properties officeooo:rsid="0034a2c4"/>
    </style:style>
    <style:style style:name="T23" style:family="text">
      <style:text-properties officeooo:rsid="00354903"/>
    </style:style>
    <style:style style:name="T24" style:family="text">
      <style:text-properties officeooo:rsid="003d7b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INPUT:</text:p>
      <text:p text:style-name="P8"/>
      <text:p text:style-name="P8"><text:span text:style-name="T14">5</text:span> <text:span text:style-name="T6">7</text:span></text:p>
      <text:p text:style-name="P8">Categoria1</text:p>
      <text:p text:style-name="P8">Categoria2</text:p>
      <text:p text:style-name="P8">Categoria3</text:p>
      <text:p text:style-name="P8">Categoria4</text:p>
      <text:p text:style-name="P8">Categoria5</text:p>
      <text:p text:style-name="P8">1500 1000 750 500 250 100 50</text:p>
      <text:p text:style-name="P8"><text:s text:c="2"/>750 <text:s text:c="2"/>500 300 150 100 <text:s text:c="2"/>50 25</text:p>
      <text:p text:style-name="P8"><text:s text:c="2"/>300 <text:s text:c="2"/>150 100 <text:s text:c="2"/>50 <text:s text:c="2"/>25 <text:s text:c="2"/>10 <text:s text:c="2"/>0</text:p>
      <text:p text:style-name="P1"><text:span text:style-name="T1"><text:s text:c="2"/></text:span><text:span text:style-name="T6">1</text:span><text:span text:style-name="T1">00 <text:s text:c="4"/>50 <text:s text:c="2"/>25 <text:s text:c="2"/>10 <text:s text:c="4"/>0 <text:s text:c="4"/>0 <text:s text:c="2"/>0</text:span></text:p>
      <text:p text:style-name="P8"><text:s text:c="6"/><text:span text:style-name="T7">0 <text:s text:c="6"/>0 <text:s text:c="4"/>0 <text:s text:c="4"/>0 <text:s text:c="4"/>0 <text:s text:c="4"/>0 <text:s text:c="2"/>0</text:span></text:p>
      <text:p text:style-name="P8">0</text:p>
      <text:p text:style-name="P8">0</text:p>
      <text:p text:style-name="P8">consultar_jugador <text:span text:style-name="T2">Rajoy</text:span></text:p>
      <text:p text:style-name="P9">listar_torneos</text:p>
      <text:p text:style-name="P9">lr</text:p>
      <text:p text:style-name="P9">nuevo_jugador Marcelo</text:p>
      <text:p text:style-name="P9">nuevo_jugador Rodrigo</text:p>
      <text:p text:style-name="P9">listar_jugadores</text:p>
      <text:p text:style-name="P9">baja_torneo Gran_Torneig_de_les_Arts_Marcials</text:p>
      <text:p text:style-name="P9">nt Open_Australia 1</text:p>
      <text:p text:style-name="P9">nuevo_torneo Wimbledon 1</text:p>
      <text:p text:style-name="P9">nuevo_torneo Open_Burgos 4</text:p>
      <text:p text:style-name="P9">nj Marcelo</text:p>
      <text:p text:style-name="P9">nj Rajoy</text:p>
      <text:p text:style-name="P9">nuevo_jugador Sanchez</text:p>
      <text:p text:style-name="P2"><text:span text:style-name="T2">nuevo_jugador </text:span><text:span text:style-name="T3">Ronaldo</text:span></text:p>
      <text:p text:style-name="P9">baja_jugador Neymar</text:p>
      <text:p text:style-name="P9">nuevo_torneo JJOO_Chicago_2028 2</text:p>
      <text:p text:style-name="P9">lt</text:p>
      <text:p text:style-name="P9">nuevo_jugador Puigdemont</text:p>
      <text:p text:style-name="P9">nj Junqueras</text:p>
      <text:p text:style-name="P9">nj Messi</text:p>
      <text:p text:style-name="P9">cj Nadal</text:p>
      <text:p text:style-name="P9">listar_ranking</text:p>
      <text:p text:style-name="P9">nj Obama</text:p>
      <text:p text:style-name="P9">nuevo_jugador Biden</text:p>
      <text:p text:style-name="P9">baja_jugador Trump</text:p>
      <text:p text:style-name="P9">listar_categorias</text:p>
      <text:p text:style-name="P10">baja_jugador Rodrigo</text:p>
      <text:p text:style-name="P10">bj Marcelo</text:p>
      <text:p text:style-name="P10">listar_jugadores</text:p>
      <text:p text:style-name="P10">it Open_Burgos</text:p>
      <text:p text:style-name="P10">8</text:p>
      <text:p text:style-name="P10">1 2 3 4 5 6 7 8</text:p>
      <text:p text:style-name="P10">nuevo_jugador Aragones</text:p>
      <text:p text:style-name="P10">lr</text:p>
      <text:p text:style-name="P10">baja_torneo JJOO_Chicago_2028</text:p>
      <text:p text:style-name="P10">nt JJOO_Alicante_2032 3</text:p>
      <text:p text:style-name="P10">finalizar_torneo Open_Burgos</text:p>
      <text:p text:style-name="P10"><text:soft-page-break/>1-0</text:p>
      <text:p text:style-name="P10">1-0</text:p>
      <text:p text:style-name="P10">1-0</text:p>
      <text:p text:style-name="P10">0 0</text:p>
      <text:p text:style-name="P10">6-2,6-7,0-6</text:p>
      <text:p text:style-name="P10">0 0</text:p>
      <text:p text:style-name="P22">3-6,2-6</text:p>
      <text:p text:style-name="P10">5-7,7-5,6-4</text:p>
      <text:p text:style-name="P10">0 0</text:p>
      <text:p text:style-name="P3"><text:span text:style-name="T4">7-5,</text:span><text:span text:style-name="T12">4-6,2-6</text:span></text:p>
      <text:p text:style-name="P11">0 0</text:p>
      <text:p text:style-name="P11">listar_ranking</text:p>
      <text:p text:style-name="P11">listar_torneos</text:p>
      <text:p text:style-name="P11">baja_jugador Puigdemont</text:p>
      <text:p text:style-name="P11">nj SonGoku</text:p>
      <text:p text:style-name="P11">nj Vegeta</text:p>
      <text:p text:style-name="P11">nj CorPetit</text:p>
      <text:p text:style-name="P11">nj SonGohan</text:p>
      <text:p text:style-name="P11">nj Krillin</text:p>
      <text:p text:style-name="P11">bj CorPetit</text:p>
      <text:p text:style-name="P11">nuevo_jugador Yamcha</text:p>
      <text:p text:style-name="P11">nj Trunks</text:p>
      <text:p text:style-name="P3"><text:span text:style-name="T4">nuevo_torneo </text:span><text:span text:style-name="T5">Torneig_Club_de_Tenis_Taula_Castelldefels 388</text:span></text:p>
      <text:p text:style-name="P13">nt Toulouse_Croissant_Tourney 2</text:p>
      <text:p text:style-name="P13">nj CorPetit</text:p>
      <text:p text:style-name="P13">nuevo_jugador TheRock</text:p>
      <text:p text:style-name="P13">nj Abascal</text:p>
      <text:p text:style-name="P13">listar_jugadores</text:p>
      <text:p text:style-name="P13">iniciar_torneo Open_Australia</text:p>
      <text:p text:style-name="P13">15</text:p>
      <text:p text:style-name="P13">1 3 <text:span text:style-name="T6">4 5 6 7 8 9 10 11 12 14 15 16 17</text:span></text:p>
      <text:p text:style-name="P15">bt Toulouse_Croissant_Tourney</text:p>
      <text:p text:style-name="P15">bt Wimbledon</text:p>
      <text:p text:style-name="P15">baja_jugador Messi</text:p>
      <text:p text:style-name="P15">listar_ranking</text:p>
      <text:p text:style-name="P15">nt Ripoll_Open_Tour <text:span text:style-name="T16">4</text:span></text:p>
      <text:p text:style-name="P15">nuevo_jugador Zuckerberg</text:p>
      <text:p text:style-name="P15">nj Gates</text:p>
      <text:p text:style-name="P15">nj Bezos</text:p>
      <text:p text:style-name="P15">consultar_jugador Musk</text:p>
      <text:p text:style-name="P15">nuevo_jugador Musk</text:p>
      <text:p text:style-name="P15">finalizar_torneo Open_Australia</text:p>
      <text:p text:style-name="P16">1-0</text:p>
      <text:p text:style-name="P16">1-0</text:p>
      <text:p text:style-name="P16">1-0</text:p>
      <text:p text:style-name="P16">0</text:p>
      <text:p text:style-name="P16">7-6,6-7,7-6</text:p>
      <text:p text:style-name="P16">0 0</text:p>
      <text:p text:style-name="P16">6-4,6-3</text:p>
      <text:p text:style-name="P16">1-6,0-6</text:p>
      <text:p text:style-name="P16">0 0</text:p>
      <text:p text:style-name="P16">7-5,6-4</text:p>
      <text:p text:style-name="P16"><text:soft-page-break/>0 0</text:p>
      <text:p text:style-name="P16">7-6,5-7,4-6</text:p>
      <text:p text:style-name="P16">4-6,3-6</text:p>
      <text:p text:style-name="P16">6-0,6-0</text:p>
      <text:p text:style-name="P16">0 0</text:p>
      <text:p text:style-name="P16">1-6,2-6</text:p>
      <text:p text:style-name="P16">0 0</text:p>
      <text:p text:style-name="P16">6-3,6-3</text:p>
      <text:p text:style-name="P16">6-1,6-2</text:p>
      <text:p text:style-name="P16">0 0</text:p>
      <text:p text:style-name="P16">0-1</text:p>
      <text:p text:style-name="P16">0 0</text:p>
      <text:p text:style-name="P31">nt Vall_de_Boi_Open 5</text:p>
      <text:p text:style-name="P17">listar_torneos</text:p>
      <text:p text:style-name="P17">lj</text:p>
      <text:p text:style-name="P32">it Vall_de_Boi_Open</text:p>
      <text:p text:style-name="P32">20</text:p>
      <text:p text:style-name="P32">1 2 3 4 5 6 7 8 9 10 11 12 13 14 15 16 17 18 19 20</text:p>
      <text:p text:style-name="P32">bt Open_Burgos</text:p>
      <text:p text:style-name="P32">nuevo_jugador Obama</text:p>
      <text:p text:style-name="P43">consultar_jugador Rajoy</text:p>
      <text:p text:style-name="P32">finalizar_torneo Vall_de_Boi_Open</text:p>
      <text:p text:style-name="P33">1-0</text:p>
      <text:p text:style-name="P33">1-0</text:p>
      <text:p text:style-name="P7"><text:span text:style-name="T21">1-0</text:span></text:p>
      <text:p text:style-name="P33">1-0</text:p>
      <text:p text:style-name="P33">0</text:p>
      <text:p text:style-name="P33">3-6,4-6</text:p>
      <text:p text:style-name="P33">0 0</text:p>
      <text:p text:style-name="P33">4-6,7-6,6-3</text:p>
      <text:p text:style-name="P33">0 0</text:p>
      <text:p text:style-name="P33">6-4,5-7,4-6</text:p>
      <text:p text:style-name="P33">5-7,6-4,6-4</text:p>
      <text:p text:style-name="P33">0</text:p>
      <text:p text:style-name="P7"><text:span text:style-name="T21">0-1</text:span></text:p>
      <text:p text:style-name="P33">0 0</text:p>
      <text:p text:style-name="P33">7-5,7-6</text:p>
      <text:p text:style-name="P33">0 0</text:p>
      <text:p text:style-name="P33">3-6,5-7</text:p>
      <text:p text:style-name="P33">7-6,6-7,7-5</text:p>
      <text:p text:style-name="P33">6-4,6-3</text:p>
      <text:p text:style-name="P33">0</text:p>
      <text:p text:style-name="P33">1-6,2-6</text:p>
      <text:p text:style-name="P33">0 0</text:p>
      <text:p text:style-name="P33">1-0</text:p>
      <text:p text:style-name="P33">0 0</text:p>
      <text:p text:style-name="P33"><text:span text:style-name="T22">7-6,3-6,4-6</text:span></text:p>
      <text:p text:style-name="P33"><text:span text:style-name="T22">6-7,7-5,4-6</text:span></text:p>
      <text:p text:style-name="P34">0</text:p>
      <text:p text:style-name="P34">6-1,6-4</text:p>
      <text:p text:style-name="P34">0 0</text:p>
      <text:p text:style-name="P34"><text:span text:style-name="T23">6-0,6-0</text:span></text:p>
      <text:p text:style-name="P35"><text:soft-page-break/>0 0</text:p>
      <text:p text:style-name="P35">listar_ranking</text:p>
      <text:p text:style-name="P37">fin</text:p>
      <text:p text:style-name="P36">OUTPUT:</text:p>
      <text:p text:style-name="P17">#cj Rajoy</text:p>
      <text:p text:style-name="P17">error: el jugador no existe</text:p>
      <text:p text:style-name="P17">#listar_torneos</text:p>
      <text:p text:style-name="P17">0</text:p>
      <text:p text:style-name="P17">#lr</text:p>
      <text:p text:style-name="P17">#nuevo_jugador Marcelo</text:p>
      <text:p text:style-name="P17">1</text:p>
      <text:p text:style-name="P17">#nuevo_jugador Rodrigo</text:p>
      <text:p text:style-name="P17">2</text:p>
      <text:p text:style-name="P17">#listar_jugadores</text:p>
      <text:p text:style-name="P17">2</text:p>
      <text:p text:style-name="P17">Marcelo Rk:1 Ps:0 Ts:0 WM:0 LM:0 WS:0 LS:0 WG:0 LG:0</text:p>
      <text:p text:style-name="P17">Rodrigo Rk:2 Ps:0 Ts:0 WM:0 LM:0 WS:0 LS:0 WG:0 LG:0</text:p>
      <text:p text:style-name="P17">#<text:span text:style-name="T2">baja_torneo Gran_Torneig_de_les_Arts_Marcials</text:span></text:p>
      <text:p text:style-name="P17">error: el torneo no existe</text:p>
      <text:p text:style-name="P17">#nt Open_Australia 1</text:p>
      <text:p text:style-name="P17">1</text:p>
      <text:p text:style-name="P17">#nuevo_torneo Wimbledon 1</text:p>
      <text:p text:style-name="P17">2</text:p>
      <text:p text:style-name="P17">#nuevo_torneo <text:span text:style-name="T2">Open_Burgos </text:span><text:span text:style-name="T14">4</text:span></text:p>
      <text:p text:style-name="P18">3</text:p>
      <text:p text:style-name="P17">#nj Marcelo</text:p>
      <text:p text:style-name="P17">error: ya existe un jugador con ese nombre</text:p>
      <text:p text:style-name="P18">#nj Rajoy</text:p>
      <text:p text:style-name="P18">3</text:p>
      <text:p text:style-name="P18">#<text:span text:style-name="T2">nuevo_jugador Sanchez</text:span></text:p>
      <text:p text:style-name="P18">4</text:p>
      <text:p text:style-name="P18">#<text:span text:style-name="T2">nuevo_jugador </text:span><text:span text:style-name="T3">Ronaldo</text:span></text:p>
      <text:p text:style-name="P18">5</text:p>
      <text:p text:style-name="P18">#<text:span text:style-name="T2">baja_jugador Neymar</text:span></text:p>
      <text:p text:style-name="P18">error: el jugador no existe</text:p>
      <text:p text:style-name="P18">#<text:span text:style-name="T2">nuevo_torneo JJOO_Chicago_2028 2</text:span></text:p>
      <text:p text:style-name="P18">4</text:p>
      <text:p text:style-name="P18">#lt</text:p>
      <text:p text:style-name="P18">4</text:p>
      <text:p text:style-name="P6"><text:span text:style-name="T9">JJOO_Chicago_2028 </text:span><text:span text:style-name="T15">Categoria2</text:span></text:p>
      <text:p text:style-name="P18">Open_Australia <text:span text:style-name="T15">Categoria1</text:span></text:p>
      <text:p text:style-name="P20">Open_Burgos <text:span text:style-name="T15">Categoria4</text:span></text:p>
      <text:p text:style-name="P18">Wimbledon <text:span text:style-name="T15">Categoria1</text:span></text:p>
      <text:p text:style-name="P18">#<text:span text:style-name="T2">nuevo_jugador Puigdemont</text:span></text:p>
      <text:p text:style-name="P18">6</text:p>
      <text:p text:style-name="P18">#<text:span text:style-name="T2">nj Junqueras</text:span></text:p>
      <text:p text:style-name="P18">7</text:p>
      <text:p text:style-name="P18">#<text:span text:style-name="T2">nj Messi</text:span></text:p>
      <text:p text:style-name="P18">8</text:p>
      <text:p text:style-name="P18">#<text:span text:style-name="T2">cj Nadal</text:span></text:p>
      <text:p text:style-name="P18">error: el jugador no existe</text:p>
      <text:p text:style-name="P18">#<text:span text:style-name="T2">listar_ranking</text:span></text:p>
      <text:p text:style-name="P18">1 Marcelo 0</text:p>
      <text:p text:style-name="P18">2 Rodrigo 0</text:p>
      <text:p text:style-name="P18">3 Rajoy 0</text:p>
      <text:p text:style-name="P18"><text:soft-page-break/>4 Sanchez 0</text:p>
      <text:p text:style-name="P18">5 Ronaldo 0</text:p>
      <text:p text:style-name="P18">6 Puigdemont 0</text:p>
      <text:p text:style-name="P18">7 Junqueras 0</text:p>
      <text:p text:style-name="P18">8 Messi 0</text:p>
      <text:p text:style-name="P18">#<text:span text:style-name="T2">nj Obama</text:span></text:p>
      <text:p text:style-name="P18">9</text:p>
      <text:p text:style-name="P18">#<text:span text:style-name="T2">nuevo_jugador Biden</text:span></text:p>
      <text:p text:style-name="P18">10</text:p>
      <text:p text:style-name="P18">#<text:span text:style-name="T2">baja_jugador Trump</text:span></text:p>
      <text:p text:style-name="P18">error: el jugador no existe</text:p>
      <text:p text:style-name="P18">#<text:span text:style-name="T2">listar_categorias</text:span></text:p>
      <text:p text:style-name="P18"><text:span text:style-name="T15">5</text:span> 7</text:p>
      <text:p text:style-name="P18">Categoria1 <text:span text:style-name="T1">1500 1000 750 500 250 100 50</text:span></text:p>
      <text:p text:style-name="P18">Categoria2 <text:span text:style-name="T1">750 500 300 </text:span>1<text:span text:style-name="T1">50 100 50 25</text:span></text:p>
      <text:p text:style-name="P18">Categoria3 <text:span text:style-name="T1">300 150 100 50 25 10 0</text:span></text:p>
      <text:p text:style-name="P18">Categoria4 <text:span text:style-name="T6">1</text:span><text:span text:style-name="T1">00 50 25 10 0 0 0</text:span></text:p>
      <text:p text:style-name="P18">Categoria<text:span text:style-name="T15">5</text:span> 0 0 0 0 0 0 0</text:p>
      <text:p text:style-name="P18">#<text:span text:style-name="T3">baja_jugador Rodrigo</text:span></text:p>
      <text:p text:style-name="P18">9</text:p>
      <text:p text:style-name="P18">#<text:span text:style-name="T3">bj Marcelo</text:span></text:p>
      <text:p text:style-name="P18">8</text:p>
      <text:p text:style-name="P18">#<text:span text:style-name="T3">listar_jugadores</text:span></text:p>
      <text:p text:style-name="P18">8</text:p>
      <text:p text:style-name="P21">Biden Rk:8 <text:span text:style-name="T8">Ps:0 Ts:0 WM:0 LM:0 WS:0 LS:0 WG:0 LG:0</text:span></text:p>
      <text:p text:style-name="P21">Junqueras Rk:5 <text:span text:style-name="T8">Ps:0 Ts:0 WM:0 LM:0 WS:0 LS:0 WG:0 LG:0</text:span></text:p>
      <text:p text:style-name="P21">Messi Rk:6 <text:span text:style-name="T8">Ps:0 Ts:0 WM:0 LM:0 WS:0 LS:0 WG:0 LG:0</text:span></text:p>
      <text:p text:style-name="P21">Obama Rk:7 <text:span text:style-name="T8">Ps:0 Ts:0 WM:0 LM:0 WS:0 LS:0 WG:0 LG:0</text:span></text:p>
      <text:p text:style-name="P21">Puigdemont Rk:4 <text:span text:style-name="T8">Ps:0 Ts:0 WM:0 LM:0 WS:0 LS:0 WG:0 LG:0</text:span></text:p>
      <text:p text:style-name="P21">Rajoy Rk:1 <text:span text:style-name="T8">Ps:0 Ts:0 WM:0 LM:0 WS:0 LS:0 WG:0 LG:0</text:span></text:p>
      <text:p text:style-name="P21">Ronaldo Rk:3 <text:span text:style-name="T8">Ps:0 Ts:0 WM:0 LM:0 WS:0 LS:0 WG:0 LG:0</text:span></text:p>
      <text:p text:style-name="P21">Sanchez Rk:2 <text:span text:style-name="T8">Ps:0 Ts:0 WM:0 LM:0 WS:0 LS:0 WG:0 LG:0</text:span></text:p>
      <text:p text:style-name="P21">#it Open_Burgos</text:p>
      <text:p text:style-name="P21">(((1.Rajoy 8.Biden) (4.Puigdemont 5.Junqueras)) ((2.Sanchez 7.Obama) (3.Ronaldo 6.Messi)))</text:p>
      <text:p text:style-name="P21">#<text:span text:style-name="T3">nuevo_jugador Aragones</text:span></text:p>
      <text:p text:style-name="P21">9</text:p>
      <text:p text:style-name="P21">#<text:span text:style-name="T3">lr</text:span></text:p>
      <text:p text:style-name="P21">1 Rajoy 0</text:p>
      <text:p text:style-name="P21">2 Sanchez 0</text:p>
      <text:p text:style-name="P21">3 Ronaldo 0</text:p>
      <text:p text:style-name="P21">4 Puigdemont 0</text:p>
      <text:p text:style-name="P21">5 Junqueras 0</text:p>
      <text:p text:style-name="P21">6 Messi 0</text:p>
      <text:p text:style-name="P21">7 Obama 0</text:p>
      <text:p text:style-name="P21">8 Biden 0</text:p>
      <text:p text:style-name="P21">9 Aragones 0</text:p>
      <text:p text:style-name="P21">#<text:span text:style-name="T3">baja_torneo JJOO_Chicago_2028</text:span></text:p>
      <text:p text:style-name="P22">3</text:p>
      <text:p text:style-name="P22">#<text:span text:style-name="T3">nt JJOO_Alicante_2032 3</text:span></text:p>
      <text:p text:style-name="P22">4</text:p>
      <text:p text:style-name="P22">#<text:span text:style-name="T3">finalizar_torneo Open_Burgos</text:span></text:p>
      <text:p text:style-name="P4"><text:soft-page-break/><text:span text:style-name="T10">(1.Rajoy vs 6.Messi 1-0(1.Rajoy vs 5.Junqueras 1-0(1.Rajoy vs 8.Biden 1-0)(4.Puigdemont vs 5.Junqueras 6-2,6-7,0-6))(2.Sanchez vs 6.Messi 3-6,2-6(2.Sanchez vs 7.Obama 5-7,7-5,6-4)(3.Ronaldo vs 6.Messi 7-5,</text:span><text:span text:style-name="T12">4-6,2-6</text:span><text:span text:style-name="T10">))</text:span></text:p>
      <text:p text:style-name="P22">1.Rajoy 100</text:p>
      <text:p text:style-name="P22">2.Sanchez 25</text:p>
      <text:p text:style-name="P22">3.Ronaldo 10</text:p>
      <text:p text:style-name="P22">4.Puigdemont 10</text:p>
      <text:p text:style-name="P22">5.Junqueras 25</text:p>
      <text:p text:style-name="P22">6.Messi 50</text:p>
      <text:p text:style-name="P22">7.Obama 10</text:p>
      <text:p text:style-name="P22">8.Biden 10</text:p>
      <text:p text:style-name="P22">#<text:span text:style-name="T4">listar_ranking</text:span></text:p>
      <text:p text:style-name="P22">9</text:p>
      <text:p text:style-name="P22">1 Rajoy 100</text:p>
      <text:p text:style-name="P22">2 Messi 50</text:p>
      <text:p text:style-name="P22">3 Sanchez 25</text:p>
      <text:p text:style-name="P22">4 Junqueras 25</text:p>
      <text:p text:style-name="P22">5 Ronaldo 10</text:p>
      <text:p text:style-name="P22">6 Puigdemont 10</text:p>
      <text:p text:style-name="P22">7 Obama 10</text:p>
      <text:p text:style-name="P22">8 Biden 10</text:p>
      <text:p text:style-name="P22">9 Aragones 0</text:p>
      <text:p text:style-name="P22">#<text:span text:style-name="T4">listar_torneos</text:span></text:p>
      <text:p text:style-name="P22">4</text:p>
      <text:p text:style-name="P4"><text:span text:style-name="T9">JJOO_</text:span><text:span text:style-name="T10">Alicante</text:span><text:span text:style-name="T9">_</text:span><text:span text:style-name="T10">2032</text:span><text:span text:style-name="T9"> </text:span><text:span text:style-name="T15">Categoria3</text:span></text:p>
      <text:p text:style-name="P19">Open_Burgos <text:span text:style-name="T15">Categoria4</text:span></text:p>
      <text:p text:style-name="P19">Open_Australia <text:span text:style-name="T15">Categoria1</text:span></text:p>
      <text:p text:style-name="P19">Wimbledon <text:span text:style-name="T15">Categoria1</text:span></text:p>
      <text:p text:style-name="P22">#<text:span text:style-name="T4">baja_jugador Puigdemont</text:span></text:p>
      <text:p text:style-name="P22">8</text:p>
      <text:p text:style-name="P23">#<text:span text:style-name="T4">nj SonGoku</text:span></text:p>
      <text:p text:style-name="P24">9</text:p>
      <text:p text:style-name="P12"><text:span text:style-name="T11">#</text:span>nj Vegeta</text:p>
      <text:p text:style-name="P24">10</text:p>
      <text:p text:style-name="P12"><text:span text:style-name="T11">#</text:span>nj CorPetit</text:p>
      <text:p text:style-name="P24">11</text:p>
      <text:p text:style-name="P12"><text:span text:style-name="T11">#</text:span>nj SonGohan</text:p>
      <text:p text:style-name="P24">12</text:p>
      <text:p text:style-name="P12"><text:span text:style-name="T11">#</text:span>nj Krillin</text:p>
      <text:p text:style-name="P24">13</text:p>
      <text:p text:style-name="P12"><text:span text:style-name="T11">#</text:span>bj CorPetit</text:p>
      <text:p text:style-name="P24">12</text:p>
      <text:p text:style-name="P12"><text:span text:style-name="T11">#</text:span>nuevo_jugador Yamcha</text:p>
      <text:p text:style-name="P24">13</text:p>
      <text:p text:style-name="P12"><text:span text:style-name="T11">#</text:span>nj Trunks</text:p>
      <text:p text:style-name="P24">14</text:p>
      <text:p text:style-name="P24">#<text:span text:style-name="T4">nuevo_torneo </text:span><text:span text:style-name="T5">Torneig_Club_de_Tenis_Taula_Castelldefels 388</text:span></text:p>
      <text:p text:style-name="P24">error: la categoria no existe</text:p>
      <text:p text:style-name="P24">#<text:span text:style-name="T5">nt Toulouse_Croissant_Tourney 2</text:span></text:p>
      <text:p text:style-name="P24">5</text:p>
      <text:p text:style-name="P24">#<text:span text:style-name="T5">nj CorPetit</text:span></text:p>
      <text:p text:style-name="P24">15</text:p>
      <text:p text:style-name="P5"><text:soft-page-break/><text:span text:style-name="T11">#</text:span><text:span text:style-name="T5">nuevo_jugador TheRock</text:span></text:p>
      <text:p text:style-name="P24">16</text:p>
      <text:p text:style-name="P14"><text:span text:style-name="T11">#</text:span>nj Abascal</text:p>
      <text:p text:style-name="P24">17</text:p>
      <text:p text:style-name="P24">#<text:span text:style-name="T5">listar_jugadores</text:span></text:p>
      <text:p text:style-name="P26">17</text:p>
      <text:p text:style-name="P24">Abascal Rk:17 <text:span text:style-name="T8">Ps:0 Ts:0 WM:0 LM:0 WS:0 LS:0 WG:0 LG:0</text:span></text:p>
      <text:p text:style-name="P24">Aragones Rk:8 <text:span text:style-name="T8">Ps:0 Ts:0 WM:0 LM:0 WS:0 LS:0 WG:0 LG:0</text:span></text:p>
      <text:p text:style-name="P24">Biden Rk:7 <text:span text:style-name="T8">Ps:</text:span>1<text:span text:style-name="T8">0 Ts:</text:span>1<text:span text:style-name="T8"> WM:0 LM:</text:span>1<text:span text:style-name="T8"> WS:0 LS:0 WG:0 LG:0</text:span></text:p>
      <text:p text:style-name="P24">CorPetit Rk:15 <text:span text:style-name="T8">Ps:0 Ts:0 WM:0 LM:0 WS:0 LS:0 WG:0 LG:0</text:span></text:p>
      <text:p text:style-name="P24">Junqueras Rk:4 <text:span text:style-name="T8">Ps:</text:span>25<text:span text:style-name="T8"> Ts:</text:span>1<text:span text:style-name="T8"> WM:</text:span>1<text:span text:style-name="T8"> LM:</text:span>1<text:span text:style-name="T8"> WS:</text:span>2<text:span text:style-name="T8"> LS:</text:span>1<text:span text:style-name="T8"> WG:</text:span><text:span text:style-name="T12">15</text:span><text:span text:style-name="T8"> LG:</text:span><text:span text:style-name="T12">12</text:span></text:p>
      <text:p text:style-name="P25">Krillin Rk:12 <text:span text:style-name="T8">Ps:0 Ts:0 WM:0 LM:0 WS:0 LS:0 WG:0 LG:0</text:span></text:p>
      <text:p text:style-name="P25">Messi Rk:2 <text:span text:style-name="T8">Ps:</text:span>5<text:span text:style-name="T8">0 Ts:</text:span>1<text:span text:style-name="T8"> WM:</text:span>2<text:span text:style-name="T8"> LM:</text:span>1<text:span text:style-name="T8"> WS:</text:span>4<text:span text:style-name="T8"> LS:</text:span>1<text:span text:style-name="T8"> WG:</text:span>29<text:span text:style-name="T8"> LG:</text:span>18</text:p>
      <text:p text:style-name="P25">Obama Rk:6 <text:span text:style-name="T8">Ps:</text:span>10<text:span text:style-name="T8"> Ts:</text:span>1<text:span text:style-name="T8"> WM:0 LM:</text:span>1<text:span text:style-name="T8"> WS:</text:span>1<text:span text:style-name="T8"> LS:</text:span>2<text:span text:style-name="T8"> WG:</text:span>16<text:span text:style-name="T8"> LG:</text:span>18</text:p>
      <text:p text:style-name="P25">Rajoy Rk:1 <text:span text:style-name="T8">Ps:</text:span>100<text:span text:style-name="T8"> Ts:</text:span>1<text:span text:style-name="T8"> WM:</text:span>3<text:span text:style-name="T8"> LM:0 WS:0 LS:0 WG:0 LG:0</text:span></text:p>
      <text:p text:style-name="P26">Ronaldo Rk:5 <text:span text:style-name="T8">Ps:</text:span>1<text:span text:style-name="T8">0 Ts:</text:span>1<text:span text:style-name="T8"> WM:0 LM:</text:span>1<text:span text:style-name="T8"> WS:</text:span>1<text:span text:style-name="T8"> LS:</text:span>2<text:span text:style-name="T8"> WG:</text:span>13<text:span text:style-name="T8"> LG:</text:span>17</text:p>
      <text:p text:style-name="P25">Sanchez Rk:3 <text:span text:style-name="T8">Ps:</text:span><text:span text:style-name="T13">25</text:span><text:span text:style-name="T8"> Ts:</text:span>1<text:span text:style-name="T8"> WM:</text:span>1<text:span text:style-name="T8"> LM:</text:span>1<text:span text:style-name="T8"> WS:</text:span>2<text:span text:style-name="T8"> LS:</text:span>3<text:span text:style-name="T8"> WG:</text:span><text:span text:style-name="T13">23</text:span><text:span text:style-name="T8"> LG:</text:span><text:span text:style-name="T13">28</text:span></text:p>
      <text:p text:style-name="P26">SonGohan Rk:11 <text:span text:style-name="T8">Ps:0 Ts:0 WM:0 LM:0 WS:0 LS:0 WG:0 LG:0</text:span></text:p>
      <text:p text:style-name="P26">SonGoku Rk:9 <text:span text:style-name="T8">Ps:0 Ts:0 WM:0 LM:0 WS:0 LS:0 WG:0 LG:0</text:span></text:p>
      <text:p text:style-name="P26">TheRock Rk:16 <text:span text:style-name="T8">Ps:0 Ts:0 WM:0 LM:0 WS:0 LS:0 WG:0 LG:0</text:span></text:p>
      <text:p text:style-name="P26">Trunks Rk:14 <text:span text:style-name="T8">Ps:0 Ts:0 WM:0 LM:0 WS:0 LS:0 WG:0 LG:0</text:span></text:p>
      <text:p text:style-name="P26">Vegeta Rk:10 <text:span text:style-name="T8">Ps:0 Ts:0 WM:0 LM:0 WS:0 LS:0 WG:0 LG:0</text:span></text:p>
      <text:p text:style-name="P26">Yamcha Rk:13 <text:span text:style-name="T8">Ps:0 Ts:0 WM:0 LM:0 WS:0 LS:0 WG:0 LG:0</text:span></text:p>
      <text:p text:style-name="P26">#<text:span text:style-name="T5">iniciar_torneo Open_Australia</text:span></text:p>
      <text:p text:style-name="P27">(((1.Rajoy (8.SonGoku 9.Vegeta)) ((4.Ronaldo 13.CorPetit) (5.Obama 12.Trunks))) (((2.Sanchez 15.Abascal) (7.Aragones 10.SonGohan)) ((3.Junqueras 14.TheRock) (6.Biden 11.Krillin))))</text:p>
      <text:p text:style-name="P27">#bt Toulouse_Croissant_Tourney</text:p>
      <text:p text:style-name="P27">4</text:p>
      <text:p text:style-name="P27">#<text:span text:style-name="T17">bt Wimbledon</text:span></text:p>
      <text:p text:style-name="P27">3</text:p>
      <text:p text:style-name="P27">#<text:span text:style-name="T17">baja_jugador Messi</text:span></text:p>
      <text:p text:style-name="P27">16</text:p>
      <text:p text:style-name="P27">#<text:span text:style-name="T17">listar_ranking</text:span></text:p>
      <text:p text:style-name="P27">1 Rajoy 100</text:p>
      <text:p text:style-name="P27">2 Sanchez 25</text:p>
      <text:p text:style-name="P27">3 Junqueras 25</text:p>
      <text:p text:style-name="P27">4 Ronaldo 10</text:p>
      <text:p text:style-name="P27">5 Obama 10</text:p>
      <text:p text:style-name="P27">6 Biden 10</text:p>
      <text:p text:style-name="P27">7 Aragones 0</text:p>
      <text:p text:style-name="P27">8 SonGoku 0</text:p>
      <text:p text:style-name="P27">9 Vegeta 0</text:p>
      <text:p text:style-name="P27">10 SonGohan 0</text:p>
      <text:p text:style-name="P27">11 Krillin 0</text:p>
      <text:p text:style-name="P27">12 Yamcha 0</text:p>
      <text:p text:style-name="P27">13 Trunks 0</text:p>
      <text:p text:style-name="P27">14 CorPetit 0</text:p>
      <text:p text:style-name="P27">15 TheRock 0</text:p>
      <text:p text:style-name="P27">16 Abascal 0</text:p>
      <text:p text:style-name="P27">#nt Ripoll_Open_Tour 4</text:p>
      <text:p text:style-name="P27">4</text:p>
      <text:p text:style-name="P27">#nuevo_jugador Zuckerberg</text:p>
      <text:p text:style-name="P27"><text:soft-page-break/>17</text:p>
      <text:p text:style-name="P27">#nj Gates</text:p>
      <text:p text:style-name="P27">18</text:p>
      <text:p text:style-name="P27">#nj Bezos</text:p>
      <text:p text:style-name="P27">#consultar_jugador Musk</text:p>
      <text:p text:style-name="P27">error: el jugador no existe</text:p>
      <text:p text:style-name="P27">#nuevo_jugador Musk</text:p>
      <text:p text:style-name="P27">20</text:p>
      <text:p text:style-name="P27">#finalizar_torneo Open_Australia</text:p>
      <text:p text:style-name="P28">(1.Rajoy vs 3.Junqueras 1-0(1.Rajoy vs 13.CorPetit 1-0(1.Rajoy vs 8.SonGoku 1-0(8.SonGoku vs 9.Vegeta 7-6,6-7,7-6))(13.CorPetit vs 5.Obama 6-4,6-3(4.Ronaldo vs 13.CorPetit 1-6,0-6)(5.Obama vs 12.Trunks 7-5,6-4)))(10.SonGohan vs 3.Junqueras 7-6,5-7,4-6(2.Sanchez vs 10.SonGohan 4-6,3-6(2.Sanchez vs 15.Abascal 6-0,6-0)(7.Aragones vs 10.SonGohan 1-6,2-6))(3.Junqueras vs 11.Krillin 6-3,6-3(3.Junqueras vs 14.TheRock 6-1,6-2)(6.Biden vs 11.Krillin 0-1))))</text:p>
      <text:p text:style-name="P28">1.Rajoy 1500</text:p>
      <text:p text:style-name="P28">2.Sanchez 500</text:p>
      <text:p text:style-name="P28">3.Junqueras 1000</text:p>
      <text:p text:style-name="P28">4.Ronaldo 250</text:p>
      <text:p text:style-name="P28">5.Obama 500</text:p>
      <text:p text:style-name="P28">6.Biden 250</text:p>
      <text:p text:style-name="P28">7.Aragones 250</text:p>
      <text:p text:style-name="P28">8.SonGoku 500</text:p>
      <text:p text:style-name="P28">9.Vegeta 250</text:p>
      <text:p text:style-name="P28">10.SonGohan 750</text:p>
      <text:p text:style-name="P28">11.Krillin 500</text:p>
      <text:p text:style-name="P28">12.Trunks 250</text:p>
      <text:p text:style-name="P28">13.CorPetit 750</text:p>
      <text:p text:style-name="P28">14.TheRock 250</text:p>
      <text:p text:style-name="P28">15.Abascal 250</text:p>
      <text:p text:style-name="P29">#<text:span text:style-name="T18">nt Vall_de_Boi_Open 5</text:span></text:p>
      <text:p text:style-name="P29">5</text:p>
      <text:p text:style-name="P29">#<text:span text:style-name="T8">listar_torneos</text:span></text:p>
      <text:p text:style-name="P29">5</text:p>
      <text:p text:style-name="P29">JJOO_Alicante_2032 Categoria3</text:p>
      <text:p text:style-name="P29">Open_Australia Categoria1</text:p>
      <text:p text:style-name="P29">Open_Burgos Categoria4</text:p>
      <text:p text:style-name="P29">Ripoll_Open_Tour Categoria4</text:p>
      <text:p text:style-name="P29">Vall_de_Boi_Open Categoria5</text:p>
      <text:p text:style-name="P29">#lj</text:p>
      <text:p text:style-name="P29">20</text:p>
      <text:p text:style-name="P29">Abascal Rk:15 Ps:250 Ts:1 WM:0 LM:1 WS:0 LS:2 WG:0 LG:12</text:p>
      <text:p text:style-name="P29">Aragones Rk:11 Ps:250 Ts:1 WM:0 LM:1 WS:0 LS:2 WG:3 LS:12</text:p>
      <text:p text:style-name="P29">Bezos Rk:19 Ps:0 Ts:0 WM:0 LM:0 WS:0 LS:0 WG:0 LS:0</text:p>
      <text:p text:style-name="P29">Biden Rk:10 Ps:260 Ts:2 WM:0 LM:2 WS:0 LS:0 WG:0 LG:0</text:p>
      <text:p text:style-name="P29">CorPetit Rk:4 Ps:750 Ts:1 WM:2 LM:1 WS:4 LS:0 WG:24 LG:8</text:p>
      <text:p text:style-name="P29">Gates Rk:18 Ps:0 Ts:0 WM:0 LM:0 WS:0 LS:0 WG:0 LS:0</text:p>
      <text:p text:style-name="P29">Junqueras Rk:2 Ps:1025 Ts:2 WM:4 LM:2 WS:8 LS:2 WG:58 LG:37</text:p>
      <text:p text:style-name="P29">Krillin Rk:8 Ps:500 Ts:1 WM:1 LM:1 WS:0 LS:2 WG:6 LG:12</text:p>
      <text:p text:style-name="P29">Musk Rk:20 Ps:0 Ts:0 WM:0 LM:0 WS:0 LS:0 WG:0 LS:0</text:p>
      <text:p text:style-name="P29">Obama Rk:6 Ps:510 Ts:2 WM:1 LM:2 WS:3 LS:4 WG:36 LG:39</text:p>
      <text:p text:style-name="P29">Rajoy Rk:1 Ps:1600 Ts:2 WM:6 LM:0 WS:0 LS:0 WG:0 LG:0</text:p>
      <text:p text:style-name="P29">Ronaldo Rk:9 Ps:260 Ts:2 WM:0 LM:2 WS:1 LS:4 WG:14 LG:29</text:p>
      <text:p text:style-name="P29"><text:soft-page-break/>Sanchez Rk:5 Ps:525 Ts:2 WM:<text:span text:style-name="T20">2 LM:2 WS:4 LS:5 WG:42 LG:40</text:span></text:p>
      <text:p text:style-name="P30">SonGohan Rk:3 Ps:750 Ts:1 WM:2 LM:1 WS:5 LS:2 WG:40 LG:29</text:p>
      <text:p text:style-name="P30">SonGoku Rk:7 Ps:500 Ts:1 WM:1 LM:1 WS:2 LS:1 WG:20 LG:19</text:p>
      <text:p text:style-name="P30">TheRock Rk:14 Ps:250 Ts:1 WM:0 LM:1 WS:0 LS:2 WG:3 LG:12</text:p>
      <text:p text:style-name="P30">Trunks Rk:13 Ps:250 Ts:1 WM:0 LM:1 WS:0 LS:2 WG:9 LG:13</text:p>
      <text:p text:style-name="P30">Vegeta Rk:12 Ps:250 Ts:1 WM:0 LM:1 WS:1 LS:2 WG:19 LG:20</text:p>
      <text:p text:style-name="P30">Yamcha Rk:16 <text:span text:style-name="T19">Ps:0 Ts:0 WM:0 LM:0 WS:0 LS:0 WG:0 LS:0</text:span></text:p>
      <text:p text:style-name="P30">Zuckerberg Rk:17 <text:span text:style-name="T19">Ps:0 Ts:0 WM:0 LM:0 WS:0 LS:0 WG:0 LS:0</text:span></text:p>
      <text:p text:style-name="P39">#it Vall_de_Boi_Open</text:p>
      <text:p text:style-name="P39">((((1.Rajoy (16.Yamcha 17.Zuckerberg)) (8.Krillin 9.Ronaldo)) ((4.CorPetit (13.Trunks 20.Musk)) (5.Sanchez 12.Vegeta))) (((2.Junqueras (15.Abascal 18.Gates)) (7.SonGoku 10.Biden)) ((3.SonGohan (14.TheRock 19.Bezos)) (6.Obama 11.Aragones))))</text:p>
      <text:p text:style-name="P39">#bt Open_Burgos</text:p>
      <text:p text:style-name="P39">4</text:p>
      <text:p text:style-name="P39">#nuevo_jugador Obama</text:p>
      <text:p text:style-name="P39">error: ya existe un jugador con ese nombre</text:p>
      <text:p text:style-name="P39">#consultar_jugador Rajoy</text:p>
      <text:p text:style-name="P39">Rajoy Rk:1 Ps:1500 Ts:2 WM:6 LM:0 WS:0 LS:0 WG:0 LG:0</text:p>
      <text:p text:style-name="P40">#finalizar_torneo Vall_de_Boi_Open</text:p>
      <text:p text:style-name="P40">(1.Rajoy vs Obama 1-0(1.Rajoy vs Sanchez 1-0(1.Rajoy vs 8.Krillin 1-0(1.Rajoy vs 17 Zuckerberg 1-0(16.Yamcha vs 17.Zuckerberg 3-6,4-6))(8.Krillin vs 9.Ronaldo 4-6,7-6,6-3))(4.CorPetit vs 5.Sanchez 6-4,5-7,4-6(4.CorPetit vs 20.Musk 5-7,6-4,6-4(13.Trunks vs 20.Musk 0-1))(5.Sanchez vs 12.Vegeta 7-5,7-6)))(2.Junqueras vs 6.Obama 3-6,5-7(2.Junqueras vs 7.SonGoku 7-6,6-7,7-5(2.Junqueras vs 18.Gates 6-4,6-3(15.Abascal vs 18.Gates 1-6,2-6))(7.SonGoku vs 10.Biden 1-0))(14.TheRock vs 6.Obama 7-6,3-6,4-6(3.SonGohan vs 14.TheRock 6-7,7-5,4-6(14.TheRock vs 19.Bezos <text:span text:style-name="T24">6-1,6-4))(6.Obama vs 11.Aragones 6-0,6-0)))</text:span></text:p>
      <text:p text:style-name="P41">#listar_ranking</text:p>
      <text:p text:style-name="P41">1 Rajoy 1500</text:p>
      <text:p text:style-name="P41">2 Junqueras 1000</text:p>
      <text:p text:style-name="P41">3 SonGohan 750</text:p>
      <text:p text:style-name="P41">4 CorPetit 750</text:p>
      <text:p text:style-name="P41">5 Sanchez 500</text:p>
      <text:p text:style-name="P41">6 Obama 500</text:p>
      <text:p text:style-name="P41">7 SonGoku 500</text:p>
      <text:p text:style-name="P41">8 Krillin 500</text:p>
      <text:p text:style-name="P41">9 Ronaldo 250</text:p>
      <text:p text:style-name="P41">10 Biden 250</text:p>
      <text:p text:style-name="P41">11 Aragones 250</text:p>
      <text:p text:style-name="P41">12 Vegeta 250</text:p>
      <text:p text:style-name="P41">13 Trunks 250</text:p>
      <text:p text:style-name="P41">14 TheRock 250</text:p>
      <text:p text:style-name="P41">15 Abascal 250</text:p>
      <text:p text:style-name="P41">16 Yamcha 0</text:p>
      <text:p text:style-name="P41">17 Zuckerberg 0</text:p>
      <text:p text:style-name="P41">18 Gates 0</text:p>
      <text:p text:style-name="P41">19 Bezos 0</text:p>
      <text:p text:style-name="P41">20 Musk 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18:29:20.105214709</meta:creation-date>
    <dc:date>2022-05-16T11:00:47.427766463</dc:date>
    <meta:editing-duration>PT22M5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0" meta:paragraph-count="449" meta:word-count="1504" meta:character-count="9539" meta:non-whitespace-character-count="8416"/>
  </office:meta>
</office:document-meta>
</file>